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text-properties officeooo:paragraph-rsid="001e4505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6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CabecalhoTabela">
      <style:paragraph-properties style:snap-to-layout-grid="false"/>
    </style:style>
    <style:style style:name="P8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e4505"/>
    </style:style>
    <style:style style:name="P9" style:family="paragraph" style:parent-style-name="Texto_20_tabela">
      <style:paragraph-properties fo:text-align="center" style:justify-single-word="false" style:snap-to-layout-grid="false"/>
    </style:style>
    <style:style style:name="P10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2a527"/>
    </style:style>
    <style:style style:name="P11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792a5"/>
    </style:style>
    <style:style style:name="P12" style:family="paragraph" style:parent-style-name="Texto_20_tabela">
      <style:paragraph-properties fo:text-align="center" style:justify-single-word="false" style:snap-to-layout-grid="false"/>
      <style:text-properties officeooo:rsid="001e4505" officeooo:paragraph-rsid="001e4505"/>
    </style:style>
    <style:style style:name="P13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14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792a5" officeooo:paragraph-rsid="001792a5"/>
    </style:style>
    <style:style style:name="P15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1e4505" officeooo:paragraph-rsid="001e4505" fo:hyphenate="false" fo:hyphenation-remain-char-count="2" fo:hyphenation-push-char-count="2"/>
    </style:style>
    <style:style style:name="P16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1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f69f0"/>
    </style:style>
    <style:style style:name="P18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f69f0"/>
    </style:style>
    <style:style style:name="P19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1f69f0" officeooo:paragraph-rsid="001f69f0"/>
    </style:style>
    <style:style style:name="P20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0pt" officeooo:rsid="001f69f0" officeooo:paragraph-rsid="001f69f0" style:font-size-asian="8.75pt" style:font-size-complex="10pt"/>
    </style:style>
    <style:style style:name="P21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style:font-weight-asian="normal"/>
    </style:style>
    <style:style style:name="P22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3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1e4505"/>
    </style:style>
    <style:style style:name="P24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1f69f0" style:font-weight-asian="normal"/>
    </style:style>
    <style:style style:name="T5" style:family="text">
      <style:text-properties style:font-name-asian="Arial"/>
    </style:style>
    <style:style style:name="T6" style:family="text">
      <style:text-properties officeooo:rsid="0013b8fc" style:font-name-asian="Arial"/>
    </style:style>
    <style:style style:name="T7" style:family="text">
      <style:text-properties officeooo:rsid="0012a527" style:font-name-asian="Arial"/>
    </style:style>
    <style:style style:name="T8" style:family="text">
      <style:text-properties officeooo:rsid="001e4505"/>
    </style:style>
    <style:style style:name="T9" style:family="text">
      <style:text-properties officeooo:rsid="0012a527"/>
    </style:style>
    <style:style style:name="T10" style:family="text">
      <style:text-properties officeooo:rsid="001792a5"/>
    </style:style>
    <style:style style:name="T11" style:family="text">
      <style:text-properties officeooo:rsid="001f69f0"/>
    </style:style>
    <style:style style:name="T12" style:family="text">
      <style:text-properties fo:font-size="11pt" fo:font-weight="normal" style:font-size-asian="11pt" style:font-weight-asian="normal" style:font-size-complex="11pt"/>
    </style:style>
    <style:style style:name="T13" style:family="text">
      <style:text-properties fo:font-size="11pt" fo:font-weight="normal" officeooo:rsid="001f69f0" style:font-size-asian="11pt" style:font-weight-asian="normal" style:font-size-complex="11pt"/>
    </style:style>
    <style:style style:name="T14" style:family="text">
      <style:text-properties style:font-name="Arial" fo:font-weight="normal" style:font-size-asian="10pt" style:font-weight-asian="normal" style:font-name-complex="Arial" style:font-weight-complex="normal"/>
    </style:style>
    <style:style style:name="T15" style:family="text">
      <style:text-properties style:font-name="Arial" fo:font-weight="normal" style:font-name-asian="Arial" style:font-size-asian="10pt" style:font-weight-asian="normal" style:font-name-complex="Arial" style:font-weight-complex="normal"/>
    </style:style>
    <style:style style:name="T16" style:family="text">
      <style:text-properties style:font-name="Arial" fo:font-weight="normal" officeooo:rsid="001792a5" style:font-name-asian="Arial" style:font-size-asian="10pt" style:font-weight-asian="normal" style:font-name-complex="Arial" style:font-weight-complex="normal"/>
    </style:style>
    <style:style style:name="T17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8" style:family="text">
      <style:text-properties style:font-name="Arial" fo:font-weight="normal" officeooo:rsid="001792a5" style:font-name-asian="Arial" style:font-weight-asian="normal" style:font-name-complex="Arial" style:font-weight-complex="normal"/>
    </style:style>
    <style:style style:name="T19" style:family="text">
      <style:text-properties style:font-name="Arial" fo:font-size="11pt" fo:font-weight="normal" style:font-name-asian="Arial" style:font-size-asian="9.60000038146973pt" style:font-weight-asian="normal" style:font-name-complex="Arial" style:font-size-complex="11pt" style:font-weight-complex="normal"/>
    </style:style>
    <style:style style:name="T20" style:family="text">
      <style:text-properties style:font-name="Arial" fo:font-size="11pt" fo:font-weight="normal" officeooo:rsid="001792a5" style:font-name-asian="Arial" style:font-size-asian="9.60000038146973pt" style:font-weight-asian="normal" style:font-name-complex="Arial" style:font-size-complex="11pt" style:font-weight-complex="normal"/>
    </style:style>
    <style:style style:name="T21" style:family="text">
      <style:text-properties style:font-name="Arial" fo:font-size="11pt" fo:font-weight="bold" style:font-name-asian="Arial" style:font-size-asian="9.60000038146973pt" style:font-weight-asian="bold" style:font-name-complex="Arial" style:font-size-complex="11pt" style:font-weight-complex="bold"/>
    </style:style>
    <style:style style:name="T22" style:family="text">
      <style:text-properties style:font-name="Arial" fo:font-size="11pt" style:font-name-asian="Arial" style:font-size-asian="9.60000038146973pt" style:font-name-complex="Arial" style:font-size-complex="11pt"/>
    </style:style>
    <style:style style:name="T23" style:family="text">
      <style:text-properties style:font-name="Arial" style:font-name-asian="Arial" style:font-size-asian="10pt" style:font-name-complex="Arial"/>
    </style:style>
    <style:style style:name="T24" style:family="text">
      <style:text-properties style:font-name="Arial" fo:font-weight="bold" style:font-name-asian="Arial" style:font-size-asian="10pt" style:font-weight-asian="bold" style:font-name-complex="Arial" style:font-weight-complex="bold"/>
    </style:style>
    <style:style style:name="T25" style:family="text">
      <style:text-properties style:font-name="Arial" fo:font-weight="bold" style:font-name-asian="Arial" style:font-weight-asian="bold" style:font-name-complex="Arial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8">GRH</text:span> – Gestão de <text:span text:style-name="T8">Pessoas</text:span></text:p>
      <text:p text:style-name="P4"/>
      <text:p text:style-name="P5">Documento de Especificação de Caso de Uso</text:p>
      <text:p text:style-name="P5"/>
      <text:p text:style-name="P5">UC0<text:span text:style-name="T8">8</text:span> – <text:span text:style-name="T11">Visualizar Frequência</text:span></text:p>
      <text:p text:style-name="P6"/>
      <text:p text:style-name="P6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Responsável</text:p>
          </table:table-cell>
          <table:table-cell table:style-name="Tabela1.D1" office:value-type="string">
            <text:p text:style-name="P7">Alteração</text:p>
          </table:table-cell>
        </table:table-row>
        <table:table-row table:style-name="Tabela1.1">
          <table:table-cell table:style-name="Tabela1.A1" office:value-type="string">
            <text:p text:style-name="P9"><text:span text:style-name="T9">01</text:span>/0<text:span text:style-name="T9">4</text:span>/201<text:span text:style-name="T9">5</text:span></text:p>
          </table:table-cell>
          <table:table-cell table:style-name="Tabela1.A1" office:value-type="string">
            <text:p text:style-name="P9">1.0</text:p>
          </table:table-cell>
          <table:table-cell table:style-name="Tabela1.A1" office:value-type="string">
            <text:p text:style-name="P10">Jeffeson da Silva Barbosa</text:p>
          </table:table-cell>
          <table:table-cell table:style-name="Tabela1.D1" office:value-type="string">
            <text:p text:style-name="P13">Criação<text:span text:style-name="Fonte_20_parág._20_padrão"><text:span text:style-name="T5"> </text:span></text:span>do<text:span text:style-name="Fonte_20_parág._20_padrão"><text:span text:style-name="T5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9"><text:span text:style-name="T10">06</text:span>/0<text:span text:style-name="T10">4</text:span>/201<text:span text:style-name="T10">5</text:span></text:p>
          </table:table-cell>
          <table:table-cell table:style-name="Tabela1.A3" office:value-type="string">
            <text:p text:style-name="P9">1.1</text:p>
          </table:table-cell>
          <table:table-cell table:style-name="Tabela1.A3" office:value-type="string">
            <text:p text:style-name="P11">Jeffeson da Silva Barbosa</text:p>
          </table:table-cell>
          <table:table-cell table:style-name="Tabela1.D3" office:value-type="string">
            <text:p text:style-name="P14">Definição do fluxo alternativo e pré-condições</text:p>
          </table:table-cell>
        </table:table-row>
        <table:table-row table:style-name="Tabela1.1">
          <table:table-cell table:style-name="Tabela1.A3" office:value-type="string">
            <text:p text:style-name="P12">28/04/2015</text:p>
          </table:table-cell>
          <table:table-cell table:style-name="Tabela1.A3" office:value-type="string">
            <text:p text:style-name="P12">2.0</text:p>
          </table:table-cell>
          <table:table-cell table:style-name="Tabela1.A3" office:value-type="string">
            <text:p text:style-name="P12">Beatriz Brito do Rêgo</text:p>
          </table:table-cell>
          <table:table-cell table:style-name="Tabela1.D3" office:value-type="string">
            <text:p text:style-name="P15">Atualização do documento </text:p>
          </table:table-cell>
        </table:table-row>
      </table:table>
      <text:section text:style-name="Sect1" text:name="Seção1">
        <text:list xml:id="list6266277304612069167" text:style-name="WW8Num2">
          <text:list-item>
            <text:h text:style-name="P24" text:outline-level="1"><text:bookmark-start text:name="_Ref418497390"/><text:bookmark-start text:name="_Ref439573339"/>CASOS DE USO: <text:span text:style-name="T11">VISUALIZAR FREQUNÊNCIA</text:span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</text:h>
            <text:list>
              <text:list-item>
                <text:h text:style-name="P21" text:outline-level="2">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8"><text:span text:style-name="Fonte_20_parág._20_padrão3"><text:span text:style-name="T5">Este</text:span></text:span><text:span text:style-name="Fonte_20_parág._20_padrão"><text:span text:style-name="T5"> </text:span></text:span><text:span text:style-name="Fonte_20_parág._20_padrão3"><text:span text:style-name="T5">caso</text:span></text:span><text:span text:style-name="Fonte_20_parág._20_padrão"><text:span text:style-name="T5"> </text:span></text:span><text:span text:style-name="Fonte_20_parág._20_padrão3"><text:span text:style-name="T5">de</text:span></text:span><text:span text:style-name="Fonte_20_parág._20_padrão"><text:span text:style-name="T5"> </text:span></text:span><text:span text:style-name="Fonte_20_parág._20_padrão3"><text:span text:style-name="T5">uso</text:span></text:span><text:span text:style-name="Fonte_20_parág._20_padrão"><text:span text:style-name="T5"> descreve o processo em que os atores </text:span></text:span><text:span text:style-name="Fonte_20_parág._20_padrão"><text:span text:style-name="T6">emitem</text:span></text:span><text:span text:style-name="Fonte_20_parág._20_padrão"><text:span text:style-name="T5"> a </text:span></text:span><text:span text:style-name="Fonte_20_parág._20_padrão"><text:span text:style-name="T6">lista de </text:span></text:span><text:span text:style-name="Fonte_20_parág._20_padrão"><text:span text:style-name="T7">frequência dos estagiários cadastrados no sistema.</text:span></text:span></text:p>
        <text:list xml:id="list112006131772808" text:continue-numbering="true" text:style-name="WW8Num2">
          <text:list-item>
            <text:list>
              <text:list-item>
                <text:h text:style-name="P22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P3"><text:bookmark-start text:name="_Ref88992566"/>O ator envolvido é o <text:span text:style-name="T8">Coordenador(a) e Estagiário</text:span></text:p>
        <text:list xml:id="list112006525440323" text:continue-numbering="true" text:style-name="WW8Num2">
          <text:list-item>
            <text:list>
              <text:list-item>
                <text:h text:style-name="P23" text:outline-level="2"><text:span text:style-name="T3">F</text:span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8">Ator seleciona opção de frequência</text:span></text:p>
        <text:p text:style-name="P2">2.<text:tab/>Sistema <text:span text:style-name="T8">solicita turma</text:span></text:p>
        <text:p text:style-name="P2">3.<text:tab/><text:span text:style-name="T8">Coordenador seleciona turma </text:span></text:p>
        <text:p text:style-name="P2"><text:span text:style-name="T8">4</text:span>.<text:tab/><text:span text:style-name="T8">Ator seleciona a opção Visualizar Frequência </text:span></text:p>
        <text:p text:style-name="P2">6.<text:tab/>Siste<text:span text:style-name="T11">ma retorna frequência dos estagiários em ordem alfabética</text:span></text:p>
        <text:list xml:id="list112007664265111" text:continue-numbering="true" text:style-name="WW8Num2">
          <text:list-item>
            <text:list>
              <text:list-item>
                <text:h text:style-name="P22" text:outline-level="2"><text:bookmark-start text:name="__RefHeading__198_1522395385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96_1522395385"/><text:bookmark-start text:name="__RefHeading__7651_1906137012"/><text:bookmark-start text:name="__RefHeading__61_178789685"/><text:bookmark-start text:name="__RefHeading__460_1105478727"/><text:bookmark-start text:name="__RefHeading__484_490762481"/><text:bookmark-start text:name="__RefHeading__79_1275273786"/><text:span text:style-name="T3">Fluxos</text:span><text:span text:style-name="Fonte_20_parág._20_padrão3"><text:span text:style-name="T2"> </text:span></text:span><text:span text:style-name="T3">Alternativos</text:span><text:bookmark-end text:name="__RefHeading__198_1522395385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96_1522395385"/><text:bookmark-end text:name="__RefHeading__7651_1906137012"/><text:bookmark-end text:name="__RefHeading__61_178789685"/><text:bookmark-end text:name="__RefHeading__460_1105478727"/><text:bookmark-end text:name="__RefHeading__484_490762481"/><text:bookmark-end text:name="__RefHeading__79_1275273786"/></text:h>
              </text:list-item>
            </text:list>
          </text:list-item>
        </text:list>
        <text:p text:style-name="P17"><text:span text:style-name="T4">Não se aplica</text:span></text:p>
        <text:p text:style-name="P17"/>
        <text:p text:style-name="P18"><text:span text:style-name="T4">1.5<text:tab/></text:span><text:span text:style-name="T13">Fluxos de Exceção</text:span></text:p>
        <text:p text:style-name="P18"><text:span text:style-name="T4"><text:tab/>Não se aplica</text:span></text:p>
        <text:p text:style-name="P18"><text:span text:style-name="T4"/></text:p>
        <text:p text:style-name="P19"><text:bookmark-end text:name="_Ref418497390"/><text:bookmark-end text:name="_Ref439573339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3">1.</text:span><text:span text:style-name="T12">6<text:tab/>Pré-Condições</text:span></text:p>
        <text:p text:style-name="P20"><text:span text:style-name="T3"><text:tab/></text:span><text:span text:style-name="T14">Usuário</text:span><text:span text:style-name="Fonte_20_parág._20_padrão"><text:span text:style-name="T15"> </text:span></text:span><text:span text:style-name="T14">Autenticado</text:span><text:span text:style-name="Fonte_20_parág._20_padrão"><text:span text:style-name="T15"> </text:span></text:span></text:p>
        <text:p text:style-name="P20"><text:soft-page-break/><text:span text:style-name="Fonte_20_parág._20_padrão"><text:span text:style-name="T17"><text:tab/>Para que o caso de uso seja iniciado é necessário que o </text:span></text:span><text:span text:style-name="Fonte_20_parág._20_padrão"><text:span text:style-name="T18">ator</text:span></text:span><text:span text:style-name="Fonte_20_parág._20_padrão"><text:span text:style-name="T17"> esteja autenticado no sistema e <text:tab/>possua permissão de acesso a esta funcionalidade.</text:span></text:span></text:p>
        <text:p text:style-name="P20"/>
        <text:p text:style-name="P20"><text:span text:style-name="Fonte_20_parág._20_padrão"><text:span text:style-name="T17">1.7<text:tab/></text:span></text:span><text:span text:style-name="Fonte_20_parág._20_padrão"><text:span text:style-name="T19">Pós-Condições</text:span></text:span></text:p>
        <text:p text:style-name="P20"><text:span text:style-name="Fonte_20_parág._20_padrão"><text:span text:style-name="T19"><text:tab/></text:span></text:span><text:span text:style-name="Fonte_20_parág._20_padrão"><text:span text:style-name="T15">Usuário Autenticado </text:span></text:span></text:p>
        <text:p text:style-name="P20"><text:span text:style-name="Fonte_20_parág._20_padrão"><text:span text:style-name="T15"><text:tab/>Para que o caso de uso seja iniciado é necessário que o </text:span></text:span><text:span text:style-name="Fonte_20_parág._20_padrão"><text:span text:style-name="T16">ator</text:span></text:span><text:span text:style-name="Fonte_20_parág._20_padrão"><text:span text:style-name="T15"> esteja autenticado no <text:tab/>sistema e possua permissão de acesso a esta funcionalidade.</text:span></text:span></text:p>
        <text:p text:style-name="P20"/>
        <text:p text:style-name="P20"><text:span text:style-name="Fonte_20_parág._20_padrão"><text:span text:style-name="T21">2<text:tab/>RELACIONAMENTO COM OUTROS CASOS DE USO</text:span></text:span></text:p>
        <text:p text:style-name="P20"><text:span text:style-name="Fonte_20_parág._20_padrão"><text:span text:style-name="T21"/></text:span></text:p>
        <text:p text:style-name="P20"><text:span text:style-name="Fonte_20_parág._20_padrão"><text:span text:style-name="T17">Relacionamento com o Caso de Uso UC09</text:span></text:span></text:p>
        <text:p text:style-name="P20"><text:span text:style-name="Fonte_20_parág._20_padrão"><text:span text:style-name="T17"/></text:span></text:p>
        <text:p text:style-name="P20"><text:span text:style-name="Fonte_20_parág._20_padrão"><text:span text:style-name="T17">2.1.1<text:tab/></text:span></text:span><text:span text:style-name="Fonte_20_parág._20_padrão"><text:span text:style-name="T19">Pontos de Inclusão</text:span></text:span></text:p>
        <text:p text:style-name="P20"><text:span text:style-name="Fonte_20_parág._20_padrão"><text:span text:style-name="T17"><text:tab/>Não se aplica</text:span></text:span></text:p>
        <text:p text:style-name="P20"><text:span text:style-name="Fonte_20_parág._20_padrão"><text:span text:style-name="T17"/></text:span></text:p>
        <text:p text:style-name="P20"><text:span text:style-name="Fonte_20_parág._20_padrão"><text:span text:style-name="T19">2.1.2<text:tab/>Pontos de Extensão</text:span></text:span></text:p>
        <text:p text:style-name="P20"><text:span text:style-name="Fonte_20_parág._20_padrão"><text:span text:style-name="T19"><text:tab/></text:span></text:span><text:span text:style-name="Fonte_20_parág._20_padrão"><text:span text:style-name="T17">Não se aplica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28T11:20:05.904566222</dc:date>
    <meta:print-date>2007-05-07T23:41:00</meta:print-date>
    <meta:editing-cycles>5</meta:editing-cycles>
    <meta:editing-duration>PT37M</meta:editing-duration>
    <meta:generator>LibreOffice/4.2.7.2$Linux_X86_64 LibreOffice_project/420m0$Build-2</meta:generator>
    <meta:document-statistic meta:table-count="1" meta:image-count="2" meta:object-count="0" meta:page-count="2" meta:paragraph-count="47" meta:word-count="221" meta:character-count="1379" meta:non-whitespace-character-count="119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